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8000000020B1682CBAE5EBFDF0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Inter" svg:font-family="Inter" style:font-family-generic="roman" style:font-pitch="variable"/>
    <style:font-face style:name="Inter ExtraBold" svg:font-family="'Inter ExtraBold'" style:font-family-generic="roman" style:font-pitch="variable"/>
    <style:font-face style:name="Inter ExtraBold1" svg:font-family="'Inter ExtraBold'" style:font-family-generic="system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24.448cm" fo:margin-left="0.018cm" fo:margin-top="0cm" fo:margin-bottom="0cm" table:align="left" style:writing-mode="lr-tb"/>
    </style:style>
    <style:style style:name="Tabela1.A" style:family="table-column">
      <style:table-column-properties style:column-width="3.493cm"/>
    </style:style>
    <style:style style:name="Tabela1.B" style:family="table-column">
      <style:table-column-properties style:column-width="3.491cm"/>
    </style:style>
    <style:style style:name="Tabela1.C" style:family="table-column">
      <style:table-column-properties style:column-width="3.494cm"/>
    </style:style>
    <style:style style:name="Tabela1.1" style:family="table-row">
      <style:table-row-properties style:min-row-height="0.706cm" fo:keep-together="auto"/>
    </style:style>
    <style:style style:name="Tabela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A3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2" style:family="table">
      <style:table-properties style:width="24.448cm" fo:margin-left="0.018cm" fo:margin-top="0cm" fo:margin-bottom="0cm" table:align="left" style:writing-mode="lr-tb"/>
    </style:style>
    <style:style style:name="Tabela2.A" style:family="table-column">
      <style:table-column-properties style:column-width="3.493cm"/>
    </style:style>
    <style:style style:name="Tabela2.B" style:family="table-column">
      <style:table-column-properties style:column-width="3.491cm"/>
    </style:style>
    <style:style style:name="Tabela2.C" style:family="table-column">
      <style:table-column-properties style:column-width="3.494cm"/>
    </style:style>
    <style:style style:name="Tabela2.1" style:family="table-row">
      <style:table-row-properties style:min-row-height="0.706cm" fo:keep-together="auto"/>
    </style:style>
    <style:style style:name="Tabela2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ela2.2" style:family="table-row">
      <style:table-row-properties style:min-row-height="2.858cm" fo:keep-together="auto"/>
    </style:style>
    <style:style style:name="Tabela2.3" style:family="table-row">
      <style:table-row-properties fo:keep-together="auto"/>
    </style:style>
    <style:style style:name="Tabela2.A3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2.4" style:family="table-row">
      <style:table-row-properties fo:keep-together="auto"/>
    </style:style>
    <style:style style:name="Tabela2.5" style:family="table-row">
      <style:table-row-properties fo:keep-together="auto"/>
    </style:style>
    <style:style style:name="P1" style:family="paragraph" style:parent-style-name="Title" style:master-page-name="First_20_Page">
      <style:paragraph-properties fo:margin-top="0cm" fo:margin-bottom="0.141cm" style:contextual-spacing="false" fo:line-height="100%" style:page-number="1"/>
      <style:text-properties style:font-name="Inter ExtraBold" fo:font-size="20pt" fo:language="pt" fo:country="BR" style:font-name-asian="Inter ExtraBold1" style:font-size-asian="20pt" style:font-name-complex="Inter ExtraBold1" style:font-size-complex="20pt"/>
    </style:style>
    <style:style style:name="P2" style:family="paragraph" style:parent-style-name="Title">
      <style:paragraph-properties fo:margin-top="0cm" fo:margin-bottom="0.141cm" style:contextual-spacing="false" fo:line-height="100%"/>
      <style:text-properties fo:language="pt" fo:country="BR"/>
    </style:style>
    <style:style style:name="P3" style:family="paragraph" style:parent-style-name="normal">
      <style:text-properties fo:color="#38761d" loext:opacity="100%" style:font-name="Inter" fo:language="pt" fo:country="BR" style:font-name-asian="Inter1" style:font-name-complex="Inter1"/>
    </style:style>
    <style:style style:name="P4" style:family="paragraph" style:parent-style-name="normal">
      <style:text-properties style:font-name="Inter" fo:font-size="10pt" fo:language="pt" fo:country="BR" style:font-name-asian="Inter1" style:font-size-asian="10pt" style:font-name-complex="Inter1" style:font-size-complex="10pt"/>
    </style:style>
    <style:style style:name="P5" style:family="paragraph" style:parent-style-name="normal">
      <style:text-properties style:font-name="Inter" fo:language="pt" fo:country="BR" style:font-name-asian="Inter1" style:font-name-complex="Inter1"/>
    </style:style>
    <style:style style:name="P6" style:family="paragraph" style:parent-style-name="normal">
      <style:text-properties fo:color="#6aa84f" loext:opacity="100%" style:font-name="Inter" fo:font-size="10pt" fo:language="pt" fo:country="BR" fo:font-weight="bold" style:font-name-asian="Inter1" style:font-size-asian="10pt" style:font-weight-asian="bold" style:font-name-complex="Inter1" style:font-size-complex="10pt"/>
    </style:style>
    <style:style style:name="P7" style:family="paragraph" style:parent-style-name="normal">
      <style:text-properties fo:color="#6aa84f" loext:opacity="100%" style:font-name="Inter" fo:font-size="10pt" fo:language="pt" fo:country="BR" fo:font-weight="bold" fo:background-color="#f9f9f9" style:font-name-asian="Inter1" style:font-size-asian="10pt" style:font-weight-asian="bold" style:font-name-complex="Inter1" style:font-size-complex="10pt"/>
    </style:style>
    <style:style style:name="P8" style:family="paragraph" style:parent-style-name="normal">
      <style:text-properties fo:color="#3d495c" loext:opacity="100%" style:font-name="Inter" fo:font-size="10pt" fo:language="pt" fo:country="BR" fo:background-color="#f9f9f9" style:font-name-asian="Inter1" style:font-size-asian="10pt" style:font-name-complex="Inter1" style:font-size-complex="10pt"/>
    </style:style>
    <style:style style:name="P9" style:family="paragraph" style:parent-style-name="normal">
      <style:paragraph-properties fo:text-align="justify" style:justify-single-word="false"/>
      <style:text-properties fo:color="#3d495c" loext:opacity="100%" style:font-name="Inter" fo:font-size="10pt" fo:language="pt" fo:country="BR" fo:background-color="#f9f9f9" style:font-name-asian="Inter1" style:font-size-asian="10pt" style:font-name-complex="Inter1" style:font-size-complex="10pt"/>
    </style:style>
    <style:style style:name="P10" style:family="paragraph" style:parent-style-name="normal">
      <style:paragraph-properties fo:line-height="100%" fo:orphans="0" fo:widows="0"/>
      <style:text-properties fo:color="#3d495c" loext:opacity="100%" style:font-name="Inter" fo:font-size="10pt" fo:language="pt" fo:country="BR" fo:background-color="#f9f9f9" style:font-name-asian="Inter1" style:font-size-asian="10pt" style:font-name-complex="Inter1" style:font-size-complex="10pt"/>
    </style:style>
    <style:style style:name="P11" style:family="paragraph" style:parent-style-name="normal">
      <style:paragraph-properties fo:line-height="100%" fo:orphans="0" fo:widows="0"/>
      <style:text-properties fo:color="#3d495c" loext:opacity="100%" style:font-name="Inter" fo:font-size="10pt" fo:language="pt" fo:country="BR" officeooo:rsid="00033b60" officeooo:paragraph-rsid="00033b60" fo:background-color="#f9f9f9" style:font-name-asian="Inter1" style:font-size-asian="10pt" style:font-name-complex="Inter1" style:font-size-complex="10pt"/>
    </style:style>
    <style:style style:name="P12" style:family="paragraph" style:parent-style-name="normal">
      <style:paragraph-properties fo:line-height="100%" fo:orphans="0" fo:widows="0"/>
      <style:text-properties fo:color="#3d495c" loext:opacity="100%" style:font-name="Inter" fo:font-size="10pt" fo:language="pt" fo:country="BR" officeooo:rsid="00038c2a" officeooo:paragraph-rsid="00038c2a" fo:background-color="#f9f9f9" style:font-name-asian="Inter1" style:font-size-asian="10pt" style:font-name-complex="Inter1" style:font-size-complex="10pt"/>
    </style:style>
    <style:style style:name="P13" style:family="paragraph" style:parent-style-name="normal">
      <style:paragraph-properties fo:line-height="100%" fo:orphans="0" fo:widows="0"/>
      <style:text-properties fo:color="#3d495c" loext:opacity="100%" style:font-name="Inter" fo:font-size="10pt" fo:language="pt" fo:country="BR" officeooo:rsid="000530c9" officeooo:paragraph-rsid="000530c9" fo:background-color="#f9f9f9" style:font-name-asian="Inter1" style:font-size-asian="10pt" style:font-name-complex="Inter1" style:font-size-complex="10pt"/>
    </style:style>
    <style:style style:name="P14" style:family="paragraph" style:parent-style-name="normal">
      <style:paragraph-properties fo:line-height="100%" fo:text-align="center" style:justify-single-word="false" fo:orphans="0" fo:widows="0"/>
      <style:text-properties fo:color="#000000" loext:opacity="100%" style:font-name="Inter" fo:font-size="10pt" fo:language="pt" fo:country="BR" fo:font-weight="bold" fo:background-color="transparent" style:font-name-asian="Inter1" style:font-size-asian="10pt" style:font-weight-asian="bold" style:font-name-complex="Inter1" style:font-size-complex="10pt"/>
    </style:style>
    <style:style style:name="P15" style:family="paragraph" style:parent-style-name="normal">
      <style:paragraph-properties fo:line-height="100%" fo:text-align="center" style:justify-single-word="false" fo:orphans="0" fo:widows="0"/>
      <style:text-properties fo:color="#000000" loext:opacity="100%" style:font-name="Inter" fo:font-size="8.5pt" fo:language="pt" fo:country="BR" fo:background-color="transparent" style:font-name-asian="Inter1" style:font-size-asian="8.5pt" style:font-name-complex="Inter1" style:font-size-complex="8.5pt"/>
    </style:style>
    <style:style style:name="P16" style:family="paragraph" style:parent-style-name="normal">
      <style:paragraph-properties fo:break-before="auto" fo:break-after="auto"/>
    </style:style>
    <style:style style:name="P17" style:family="paragraph" style:parent-style-name="normal">
      <style:paragraph-properties fo:text-align="end" style:justify-single-word="false" fo:break-before="auto" fo:break-after="auto"/>
    </style:style>
    <style:style style:name="P18" style:family="paragraph" style:parent-style-name="normal">
      <style:text-properties fo:language="pt" fo:country="BR"/>
    </style:style>
    <style:style style:name="P19" style:family="paragraph" style:parent-style-name="normal" style:list-style-name="WWNum1">
      <style:paragraph-properties fo:margin-left="1.27cm" fo:margin-right="0cm" fo:text-indent="-0.635cm" style:auto-text-indent="false"/>
      <style:text-properties fo:language="pt" fo:country="BR"/>
    </style:style>
    <style:style style:name="P20" style:family="paragraph" style:parent-style-name="normal">
      <style:paragraph-properties fo:text-align="justify" style:justify-single-word="false"/>
      <style:text-properties fo:language="pt" fo:country="BR"/>
    </style:style>
    <style:style style:name="P21" style:family="paragraph" style:parent-style-name="normal">
      <style:paragraph-properties fo:line-height="100%" fo:text-align="center" style:justify-single-word="false" fo:orphans="0" fo:widows="0"/>
      <style:text-properties fo:language="pt" fo:country="BR"/>
    </style:style>
    <style:style style:name="T1" style:family="text">
      <style:text-properties fo:color="#036b52" loext:opacity="100%"/>
    </style:style>
    <style:style style:name="T2" style:family="text">
      <style:text-properties fo:color="#036b52" loext:opacity="100%" style:font-name="Inter" fo:font-size="10pt" fo:font-weight="bold" style:font-name-asian="Inter1" style:font-size-asian="10pt" style:font-weight-asian="bold" style:font-name-complex="Inter1" style:font-size-complex="10pt"/>
    </style:style>
    <style:style style:name="T3" style:family="text">
      <style:text-properties fo:color="#036b52" loext:opacity="100%" style:font-name="Inter" fo:font-size="10pt" fo:font-weight="bold" fo:background-color="#f9f9f9" loext:char-shading-value="0" style:font-name-asian="Inter1" style:font-size-asian="10pt" style:font-weight-asian="bold" style:font-name-complex="Inter1" style:font-size-complex="10pt"/>
    </style:style>
    <style:style style:name="T4" style:family="text">
      <style:text-properties fo:color="#38761d" loext:opacity="100%" style:font-name="Inter" style:font-name-asian="Inter1" style:font-name-complex="Inter1"/>
    </style:style>
    <style:style style:name="T5" style:family="text">
      <style:text-properties style:font-name="Inter" fo:font-size="10pt" fo:font-weight="bold" style:font-name-asian="Inter1" style:font-size-asian="10pt" style:font-weight-asian="bold" style:font-name-complex="Inter1" style:font-size-complex="10pt"/>
    </style:style>
    <style:style style:name="T6" style:family="text">
      <style:text-properties style:font-name="Inter" fo:font-size="10pt" fo:language="pt" fo:country="BR" style:font-name-asian="Inter1" style:font-size-asian="10pt" style:font-name-complex="Inter1" style:font-size-complex="10pt"/>
    </style:style>
    <style:style style:name="T7" style:family="text">
      <style:text-properties fo:color="#1155cc" loext:opacity="100%" style:font-name="Inter" fo:font-size="10pt" fo:language="pt" fo:country="BR" style:text-underline-style="solid" style:text-underline-width="auto" style:text-underline-color="font-color" style:font-name-asian="Inter1" style:font-size-asian="10pt" style:font-name-complex="Inter1" style:font-size-complex="10pt"/>
    </style:style>
    <style:style style:name="T8" style:family="text">
      <style:text-properties fo:color="#3d495c" loext:opacity="100%" style:font-name="Inter" fo:font-size="10pt" fo:background-color="#f9f9f9" loext:char-shading-value="0" style:font-name-asian="Inter1" style:font-size-asian="10pt" style:font-name-complex="Inter1" style:font-size-complex="10pt"/>
    </style:style>
    <style:style style:name="T9" style:family="text">
      <style:text-properties fo:color="#3d495c" loext:opacity="100%" style:font-name="Inter" fo:font-size="10pt" fo:language="pt" fo:country="BR" fo:background-color="#f9f9f9" loext:char-shading-value="0" style:font-name-asian="Inter1" style:font-size-asian="10pt" style:font-name-complex="Inter1" style:font-size-complex="10pt"/>
    </style:style>
    <style:style style:name="T10" style:family="text">
      <style:text-properties fo:color="#000000" loext:opacity="100%" style:font-name="Inter" fo:font-size="10pt" fo:font-weight="bold" fo:background-color="transparent" loext:char-shading-value="0" style:font-name-asian="Inter1" style:font-size-asian="10pt" style:font-weight-asian="bold" style:font-name-complex="Inter1" style:font-size-complex="10pt"/>
    </style:style>
    <style:style style:name="T11" style:family="text">
      <style:text-properties fo:color="#000000" loext:opacity="100%" style:font-name="Inter" fo:font-size="8.5pt" fo:background-color="transparent" loext:char-shading-value="0" style:font-name-asian="Inter1" style:font-size-asian="8.5pt" style:font-name-complex="Inter1" style:font-size-complex="8.5pt"/>
    </style:style>
    <style:style style:name="T12" style:family="text">
      <style:text-properties officeooo:rsid="00038c2a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8kr2bas5msmq"/></text:p>
      <text:p text:style-name="P2"><text:bookmark text:name="_oafd96qsnzif"/><text:span text:style-name="T1">Meu primeiro PDI na Trybe</text:span></text:p>
      <text:p text:style-name="P3"/>
      <text:p text:style-name="P18"><text:span text:style-name="T4">Salve uma cópia deste documento em seu drive pessoal ou computador antes de realizar o preenchimento das seções abaixo. A sua versão personalizada será recuperada durante a nossa trilha de soft skills e nos seus encontros individuais com a Facilitação. </text:span></text:p>
      <text:p text:style-name="P5"/>
      <text:p text:style-name="P18"><text:span text:style-name="T5">Nome:</text:span></text:p>
      <text:p text:style-name="P18"><text:span text:style-name="T5">Data de criação do PDI:</text:span></text:p>
      <text:p text:style-name="P18"><text:span text:style-name="T5">Turma/tribo:</text:span></text:p>
      <text:p text:style-name="P4"/>
      <text:p text:style-name="P6"/>
      <text:p text:style-name="P18"><text:span text:style-name="T2">PRIMEIRA PARTE</text:span></text:p>
      <text:p text:style-name="normal"><text:span text:style-name="T6">Lembra de quando nós fizemos o </text:span><text:a xlink:type="simple" xlink:href="https://app.betrybe.com/course/soft-skills/lideranca/autolideranca/e05afd48-4c2f-487b-a5ac-49b1abdac4d7/quem-influencia-voce/de549614-5ddd-44cf-8f7a-67c598e4ab6a?use_case=side_bar" text:style-name="Default_20_Style" text:visited-style-name="Default_20_Style"><text:span text:style-name="T7">exercício de autoliderança</text:span></text:a><text:span text:style-name="T6"> e pedimos para você guardar em um papel ou editor de textos digital a sua reflexão sobre </text:span><text:span text:style-name="T9">onde você está e aonde você quer chegar? Agora é o momento de recuperarmos esse material. Escreva abaixo os pontos destacados por você naquele momento:</text:span></text:p>
      <text:p text:style-name="P8"/>
      <text:list xml:id="list2786269773" text:style-name="WWNum1">
        <text:list-item>
          <text:p text:style-name="P19"><text:span text:style-name="T8">Ponto 1</text:span></text:p>
        </text:list-item>
        <text:list-item>
          <text:p text:style-name="P19"><text:span text:style-name="T8">Ponto 2</text:span></text:p>
        </text:list-item>
        <text:list-item>
          <text:p text:style-name="P19"><text:span text:style-name="T8">Ponto 3</text:span></text:p>
        </text:list-item>
        <text:list-item>
          <text:p text:style-name="P19"><text:span text:style-name="T8">Ponto 4...</text:span></text:p>
        </text:list-item>
      </text:list>
      <text:p text:style-name="P8"/>
      <text:p text:style-name="P7"/>
      <text:p text:style-name="P7"/>
      <text:p text:style-name="P18"><text:span text:style-name="T3">SEGUNDA PARTE</text:span></text:p>
      <text:p text:style-name="P18"><text:span text:style-name="T8">Reflita se os pontos destacados acima ainda fazem sentido para você. Você deve manter ou alterar o que escreveu tendo em mente que entre as suas prioridades nos próximos meses estão se formar na Trybe e trabalhar como dev. </text:span></text:p>
      <text:p text:style-name="P7"/>
      <text:p text:style-name="P18"><text:span text:style-name="T3">TERCEIRA PARTE</text:span></text:p>
      <text:p text:style-name="P20"><text:span text:style-name="T8">Considerando o seu momento de reflexão, preencha os espaços abaixo com os seus desejos, sejam eles pessoais ou profissionais. Nós simplificamos o modelo 5W2H para este primeiro exercício, no qual vamos focar no curto e médio prazos:</text:span></text:p>
      <text:p text:style-name="P9"><text:soft-page-break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C"/>
        <table:table-column table:style-name="Tabela1.B"/>
        <table:table-column table:style-name="Tabela1.A"/>
        <table:table-row table:style-name="Tabela1.1">
          <table:table-cell table:style-name="Tabela1.A1" table:number-columns-spanned="7" office:value-type="string">
            <text:p text:style-name="P21"><text:span text:style-name="T10">CURTO PRAZO - ENTRE OS MÓDULOS DE FUNDAMENTOS &amp; FRONT-END </text:span></text:p>
            <text:p text:style-name="P21"><text:span text:style-name="T10">(METAS PESSOAIS/PROFISSIONAIS PENSADAS PARA DE DOIS A SEIS MESES/CURTO PRAZO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21"><text:span text:style-name="T10"><text:s/>O quê:</text:span></text:p>
            <text:p text:style-name="P14"/>
            <text:p text:style-name="P21"><text:span text:style-name="T11">Escreva aqui os seus objetivos.</text:span></text:p>
          </table:table-cell>
          <table:table-cell table:style-name="Tabela1.A1" office:value-type="string">
            <text:p text:style-name="P21"><text:span text:style-name="T10">Por quê?</text:span></text:p>
            <text:p text:style-name="P14"/>
            <text:p text:style-name="P21"><text:span text:style-name="T11">Justifique o motivo de esses objetivos serem os priorizados por você.</text:span></text:p>
          </table:table-cell>
          <table:table-cell table:style-name="Tabela1.A1" office:value-type="string">
            <text:p text:style-name="P21"><text:span text:style-name="T10">Quando?</text:span></text:p>
            <text:p text:style-name="P15"/>
            <text:p text:style-name="P21"><text:span text:style-name="T11">Cada objetivo deve ser previsto para realização em um determinado período</text:span></text:p>
          </table:table-cell>
          <table:table-cell table:style-name="Tabela1.A1" office:value-type="string">
            <text:p text:style-name="P21"><text:span text:style-name="T10">Como?</text:span></text:p>
            <text:p text:style-name="P14"/>
            <text:p text:style-name="P21"><text:span text:style-name="T11">O que você precisa fazer para atingir o objetivo traçado?</text:span></text:p>
          </table:table-cell>
          <table:table-cell table:style-name="Tabela1.A1" office:value-type="string">
            <text:p text:style-name="P21"><text:span text:style-name="T10">Skill envolvida</text:span></text:p>
            <text:p text:style-name="P14"/>
            <text:p text:style-name="P21"><text:span text:style-name="T11">Esse plano de ação está relacionado a hard skills ou soft skills? Nomeia a habilidade.</text:span></text:p>
          </table:table-cell>
          <table:table-cell table:style-name="Tabela1.A1" office:value-type="string">
            <text:p text:style-name="P21"><text:span text:style-name="T10">Check-point 1</text:span></text:p>
            <text:p text:style-name="P14"/>
            <text:p text:style-name="P21"><text:span text:style-name="T11">Qual(is) marco(s) que comprova que você está se desenvolvendo no que planejou?</text:span></text:p>
          </table:table-cell>
          <table:table-cell table:style-name="Tabela1.A1" office:value-type="string">
            <text:p text:style-name="P21"><text:span text:style-name="T10">Check-point 2</text:span></text:p>
            <text:p text:style-name="P14"/>
            <text:p text:style-name="P21"><text:span text:style-name="T11">Qual(is) marco(s) que comprova que você está se desenvolvendo no que planejou?</text:span></text:p>
          </table:table-cell>
        </table:table-row>
        <table:table-row table:style-name="Tabela1.3">
          <table:table-cell table:style-name="Tabela1.A3" office:value-type="string">
            <text:p text:style-name="P11">Melhorar minha gestão de tempo</text:p>
          </table:table-cell>
          <table:table-cell table:style-name="Tabela1.A3" office:value-type="string">
            <text:p text:style-name="P11">Aumentar o tempo que tenho, e organizá-lo para conseguir cumprir afazeres de curso, domésticos e lazer</text:p>
          </table:table-cell>
          <table:table-cell table:style-name="Tabela1.A3" office:value-type="string">
            <text:p text:style-name="P11">Dia 23 de março pretendo estar com horários feitos, tabelas atualizadas de afazeres e dia programado</text:p>
          </table:table-cell>
          <table:table-cell table:style-name="Tabela1.A3" office:value-type="string">
            <text:p text:style-name="P11">Fazendo tabelas, utilizando ferramentas digitais para tal propósito. Observando sempre horários, despertadores, tanto no computador quanto no celular. Utilizando tecnicas como a Pomodoro.</text:p>
          </table:table-cell>
          <table:table-cell table:style-name="Tabela1.A3" office:value-type="string">
            <text:p text:style-name="P11">Soft skill de aprender a aprender, pois necessitarei analisar porque tenho esse desafio a cumprir.</text:p>
            <text:p text:style-name="P11">Autoliderança <text:s/>e foco para cumprir e determinação</text:p>
          </table:table-cell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</table:table-row>
        <table:table-row table:style-name="Tabela1.4">
          <table:table-cell table:style-name="Tabela1.A3" office:value-type="string">
            <text:p text:style-name="P11">Estudar para o vestibular da XP e passar no teste de Fit institucional </text:p>
          </table:table-cell>
          <table:table-cell table:style-name="Tabela1.A3" office:value-type="string">
            <text:p text:style-name="P11">Melhorar o currículo com um curso mais curto <text:span text:style-name="T12">(2 anos)</text:span> e melhorar hard-skills</text:p>
          </table:table-cell>
          <table:table-cell table:style-name="Tabela1.A3" office:value-type="string">
            <text:p text:style-name="P11">23 de marco pretendo estar estudando em XpEduc</text:p>
          </table:table-cell>
          <table:table-cell table:style-name="Tabela1.A3" office:value-type="string">
            <text:p text:style-name="P11">Com horários organizados, pretendo tirar um tempo do meu dia para estudar o edital e em dias posteriores estudar matérias que iram cair na prova.</text:p>
          </table:table-cell>
          <table:table-cell table:style-name="Tabela1.A3" office:value-type="string">
            <text:p text:style-name="P11">Disciplina, determinação, autoliderança</text:p>
          </table:table-cell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</table:table-row>
        <text:soft-page-break/>
        <table:table-row table:style-name="Tabela1.5">
          <table:table-cell table:style-name="Tabela1.A3" office:value-type="string">
            <text:p text:style-name="P13">Melhorar minha capacidade de comunicação</text:p>
          </table:table-cell>
          <table:table-cell table:style-name="Tabela1.A3" office:value-type="string">
            <text:p text:style-name="P13">Porque essa é uma das minhas principais fraquezas referente ao mercado de trabalho</text:p>
          </table:table-cell>
          <table:table-cell table:style-name="Tabela1.A3" office:value-type="string">
            <text:p text:style-name="P13">23 de março pretendo estar pelo menos um pouco melhor.</text:p>
          </table:table-cell>
          <table:table-cell table:style-name="Tabela1.A3" office:value-type="string">
            <text:p text:style-name="P13">Estudando softskills, dando mentoria, conversando com colegas, amigos, socializando e mgeral, tirando dúvidas com professores, comentando. </text:p>
            <text:p text:style-name="P13">Analisando pontos fracos no speech, lendo livros sobre esse tema.</text:p>
          </table:table-cell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</table:table-row>
      </table:table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C"/>
        <table:table-column table:style-name="Tabela2.B"/>
        <table:table-column table:style-name="Tabela2.A"/>
        <table:table-row table:style-name="Tabela2.1">
          <table:table-cell table:style-name="Tabela2.A1" table:number-columns-spanned="7" office:value-type="string">
            <text:p text:style-name="P21"><text:span text:style-name="T10">MÉDIO PRAZO - ENTRE OS MÓDULOS DE FRONT-END &amp; BACK-END</text:span></text:p>
            <text:p text:style-name="P21"><text:span text:style-name="T10">(METAS PESSOAIS/PROFISSIONAIS <text:s/>PENSADAS PARA DE SEIS A NOVE MESES/MÉDIO PRAZ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21"><text:span text:style-name="T10"><text:s/>O quê:</text:span></text:p>
            <text:p text:style-name="P14"/>
            <text:p text:style-name="P21"><text:span text:style-name="T11">Escreva aqui os seus objetivos.</text:span></text:p>
          </table:table-cell>
          <table:table-cell table:style-name="Tabela2.A1" office:value-type="string">
            <text:p text:style-name="P21"><text:span text:style-name="T10">Por quê?</text:span></text:p>
            <text:p text:style-name="P14"/>
            <text:p text:style-name="P21"><text:span text:style-name="T11">Justifique o motivo de esses objetivos serem os priorizados por você.</text:span></text:p>
          </table:table-cell>
          <table:table-cell table:style-name="Tabela2.A1" office:value-type="string">
            <text:p text:style-name="P21"><text:span text:style-name="T10">Quando?</text:span></text:p>
            <text:p text:style-name="P15"/>
            <text:p text:style-name="P21"><text:span text:style-name="T11">Cada objetivo deve ser previsto para realização em um determinado período.</text:span></text:p>
          </table:table-cell>
          <table:table-cell table:style-name="Tabela2.A1" office:value-type="string">
            <text:p text:style-name="P21"><text:span text:style-name="T10">Como?</text:span></text:p>
            <text:p text:style-name="P14"/>
            <text:p text:style-name="P21"><text:span text:style-name="T11">O que você precisa fazer para atingir o objetivo traçado?Qual a sua estratégia?</text:span></text:p>
          </table:table-cell>
          <table:table-cell table:style-name="Tabela2.A1" office:value-type="string">
            <text:p text:style-name="P21"><text:span text:style-name="T10">Skill envolvida</text:span></text:p>
            <text:p text:style-name="P14"/>
            <text:p text:style-name="P21"><text:span text:style-name="T11">Esse plano de ação está relacionado a hard skills ou soft skills? Nomeia a habilidade.</text:span></text:p>
          </table:table-cell>
          <table:table-cell table:style-name="Tabela2.A1" office:value-type="string">
            <text:p text:style-name="P21"><text:span text:style-name="T10">Check-point 1</text:span></text:p>
            <text:p text:style-name="P14"/>
            <text:p text:style-name="P21"><text:span text:style-name="T11">Qual(is) marco(s) que comprova que você está se desenvolvendo no que planejou?</text:span></text:p>
          </table:table-cell>
          <table:table-cell table:style-name="Tabela2.A1" office:value-type="string">
            <text:p text:style-name="P21"><text:span text:style-name="T10">Check-point 1</text:span></text:p>
            <text:p text:style-name="P14"/>
            <text:p text:style-name="P21"><text:span text:style-name="T11">Qual(is) marco(s) que comprova que você está se desenvolvendo no que planejou?</text:span></text:p>
          </table:table-cell>
        </table:table-row>
        <table:table-row table:style-name="Tabela2.3">
          <table:table-cell table:style-name="Tabela2.A3" office:value-type="string">
            <text:p text:style-name="P12">Estudar UX e Design</text:p>
          </table:table-cell>
          <table:table-cell table:style-name="Tabela2.A3" office:value-type="string">
            <text:p text:style-name="P12">Considero hard-skills importantes para o desenvolvimento front-end</text:p>
          </table:table-cell>
          <table:table-cell table:style-name="Tabela2.A3" office:value-type="string">
            <text:p text:style-name="P12">Até o final do curso Trybe pretendo estar com bases de Design e Ux</text:p>
          </table:table-cell>
          <table:table-cell table:style-name="Tabela2.A3" office:value-type="string">
            <text:p text:style-name="P13">Retirar um dia de planejamento e reservar horários da semana ou no fim de semana para esse propósito. Com algum conhecimento da area, dividir o estudo com foco <text:soft-page-break/>em areas que tenho dificuldade</text:p>
          </table:table-cell>
          <table:table-cell table:style-name="Tabela2.A3" office:value-type="string">
            <text:p text:style-name="P13">Aprender a aprender, autoliderança, disciplina, foco</text:p>
          </table:table-cell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</table:table-row>
        <table:table-row table:style-name="Tabela2.4">
          <table:table-cell table:style-name="Tabela2.A3" office:value-type="string">
            <text:p text:style-name="P13">Cursar XPEduc</text:p>
          </table:table-cell>
          <table:table-cell table:style-name="Tabela2.A3" office:value-type="string">
            <text:p text:style-name="P13">Melhorar Hardskills</text:p>
          </table:table-cell>
          <table:table-cell table:style-name="Tabela2.A3" office:value-type="string">
            <text:p text:style-name="P13">Assim que passar no vestibular</text:p>
          </table:table-cell>
          <table:table-cell table:style-name="Tabela2.A3" office:value-type="string">
            <text:p text:style-name="P13">Passar no minicurso, com nota alta, fazer a prova da IGTI e fazer uam boa redação.</text:p>
          </table:table-cell>
          <table:table-cell table:style-name="Tabela2.A3" office:value-type="string">
            <text:p text:style-name="P13">Aprender a aprender</text:p>
          </table:table-cell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</table:table-row>
        <table:table-row table:style-name="Tabela2.5"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</table:table-row>
      </table:table>
      <text:p text:style-name="P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Inter" svg:font-family="Inter" style:font-family-generic="roman" style:font-pitch="variable"/>
    <style:font-face style:name="Inter ExtraBold" svg:font-family="'Inter ExtraBold'" style:font-family-generic="roman" style:font-pitch="variable"/>
    <style:font-face style:name="Inter ExtraBold1" svg:font-family="'Inter ExtraBold'" style:font-family-generic="system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c4043" loext:opacity="100%" style:font-name="Verdana" fo:font-size="11pt" fo:language="en" fo:country="US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3c4043" loext:opacity="100%" style:font-name="Verdana" fo:font-size="11pt" fo:language="en" fo:country="US" style:letter-kerning="false" style:font-name-asian="Verdana1" style:font-size-asian="11pt" style:language-asian="zh" style:country-asian="CN" style:font-name-complex="Verdana1" style:font-size-complex="11pt" style:language-complex="hi" style:country-complex="IN" fo:background-color="#ffffff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 fo:break-before="auto" fo:break-after="auto"/>
    </style:style>
    <style:style style:name="MP2" style:family="paragraph" style:parent-style-name="normal">
      <style:paragraph-properties fo:break-before="auto" fo:break-after="auto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2.54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739cm" fo:margin-left="0cm" fo:margin-right="0cm" fo:margin-top="1.63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1" draw:name="image1.png" text:anchor-type="char" svg:x="20.981cm" svg:y="-0.265cm" svg:width="3.043cm" svg:height="0.753cm" draw:z-index="0"><draw:image xlink:href="Pictures/10000001000008000000020B1682CBAE5EBFDF08.png" xlink:type="simple" xlink:show="embed" xlink:actuate="onLoad" draw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3T14:58:12.258801173</dc:date>
    <meta:editing-duration>PT2M1S</meta:editing-duration>
    <meta:editing-cycles>1</meta:editing-cycles>
    <meta:document-statistic meta:table-count="2" meta:image-count="1" meta:object-count="0" meta:page-count="4" meta:paragraph-count="75" meta:word-count="709" meta:character-count="4403" meta:non-whitespace-character-count="3764"/>
    <meta:generator>LibreOffice/7.3.7.2$Linux_X86_64 LibreOffice_project/30$Build-2</meta:generator>
  </office:meta>
</office:document-meta>
</file>